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A00000005A0170586E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35cm, 15.866cm, 15.559cm, 25.93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cm" svg:height="3.5cm" svg:x="0cm" svg:y="0cm">
          <draw:image xlink:href="Pictures/1000000000000A00000005A0170586E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37:12</dc:date>
    <meta:document-statistic meta:object-count="1"/>
    <meta:generator>NeoOffice/3.4.1$Unix OpenOffice.org_project/Patch 9</meta:generator>
  </office:meta>
</office:document-meta>
</file>